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288cm" fo:min-width="2.2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513cm" fo:min-width="1.582cm" style:writing-mode="lr-tb"/>
      <style:paragraph-properties style:writing-mode="lr-tb"/>
    </style:style>
    <style:style style:name="gr3" style:family="graphic" style:parent-style-name="Green_5f_line">
      <style:graphic-properties draw:stroke="none"/>
      <style:paragraph-properties style:writing-mode="lr-tb"/>
    </style:style>
    <style:style style:name="gr4" style:family="graphic" style:parent-style-name="Green_5f_line">
      <style:graphic-properties draw:textarea-vertical-align="middle" fo:min-height="0.512cm" fo:min-width="3.716cm" style:writing-mode="lr-tb"/>
      <style:paragraph-properties style:writing-mode="lr-tb"/>
    </style:style>
    <style:style style:name="gr5" style:family="graphic" style:parent-style-name="Green_5f_line">
      <style:graphic-properties draw:textarea-vertical-align="middle" fo:min-height="0.544cm" fo:min-width="1.247cm" style:writing-mode="lr-tb"/>
      <style:paragraph-properties style:writing-mode="lr-tb"/>
    </style:style>
    <style:style style:name="gr6" style:family="graphic" style:parent-style-name="Green_5f_line">
      <style:graphic-properties draw:textarea-vertical-align="middle" fo:min-height="0.766cm" fo:min-width="5.532cm" style:writing-mode="lr-tb"/>
      <style:paragraph-properties style:writing-mode="lr-tb"/>
    </style:style>
    <style:style style:name="gr7" style:family="graphic" style:parent-style-name="Green_5f_line">
      <style:graphic-properties draw:textarea-vertical-align="middle" fo:min-height="0.767cm" fo:min-width="1.582cm" style:writing-mode="lr-tb"/>
      <style:paragraph-properties style:writing-mode="lr-tb"/>
    </style:style>
    <style:style style:name="gr8" style:family="graphic" style:parent-style-name="objectwithoutfill">
      <style:graphic-properties svg:stroke-color="#158466" draw:fill="none" draw:textarea-vertical-align="middle"/>
    </style:style>
    <style:style style:name="gr9" style:family="graphic" style:parent-style-name="objectwithoutfill">
      <style:graphic-properties svg:stroke-color="#158466" draw:marker-end="Arrowheads_20_56" draw:marker-end-width="0.3cm" draw:fill="none" draw:textarea-vertical-align="middle"/>
    </style:style>
    <style:style style:name="gr10" style:family="graphic" style:parent-style-name="objectwithoutfill">
      <style:graphic-properties svg:stroke-color="#158466" draw:marker-end="Arrowheads_20_57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59" draw:marker-end-width="0.3cm" draw:fill="none" draw:textarea-vertical-align="middle"/>
    </style:style>
    <style:style style:name="P1" style:family="paragraph">
      <style:text-properties style:use-window-font-color="true" loext:opacity="0%" style:font-name="Calibri" fo:font-size="11pt"/>
    </style:style>
    <style:style style:name="P2" style:family="paragraph">
      <style:paragraph-properties style:writing-mode="lr-tb"/>
      <style:text-properties style:use-window-font-color="true" loext:opacity="0%" loext:color-lum-mod="100%" loext:color-lum-off="0%" style:font-name="Calibri" fo:font-size="11pt"/>
    </style:style>
    <style:style style:name="P3" style:family="paragraph">
      <style:paragraph-properties style:text-autospace="none"/>
      <style:text-properties style:use-window-font-color="true" loext:opacity="0%" style:font-name="Calibri" fo:font-size="11pt" style:font-name-asian="Cascadia Mono" style:font-size-asian="9.5pt" style:font-name-complex="Cascadia Mono" style:font-size-complex="9.5pt"/>
    </style:style>
    <style:style style:name="P4" style:family="paragraph">
      <style:paragraph-properties style:text-autospace="none" style:writing-mode="lr-tb"/>
      <style:text-properties style:use-window-font-color="true" loext:opacity="0%" loext:color-lum-mod="100%" loext:color-lum-off="0%" style:font-name="Calibri" fo:font-size="11pt" style:font-name-asian="Cascadia Mono" style:font-size-asian="9.5pt" style:font-name-complex="Cascadia Mono" style:font-size-complex="9.5pt"/>
    </style:style>
    <style:style style:name="P5" style:family="paragraph">
      <style:text-properties style:use-window-font-color="true" loext:opacity="0%" loext:color-lum-mod="100%" loext:color-lum-off="0%" style:font-name="Calibri" fo:font-size="11pt"/>
    </style:style>
    <style:style style:name="P6" style:family="paragraph">
      <style:paragraph-properties style:text-autospace="none"/>
      <style:text-properties style:use-window-font-color="true" loext:opacity="0%" style:font-name="Calibri" fo:font-size="11pt"/>
    </style:style>
    <style:style style:name="P7" style:family="paragraph">
      <style:paragraph-properties style:text-autospace="none" style:writing-mode="lr-tb"/>
      <style:text-properties style:use-window-font-color="true" loext:opacity="0%" loext:color-lum-mod="100%" loext:color-lum-off="0%" style:font-name="Calibri" fo:font-size="11pt"/>
    </style:style>
    <style:style style:name="P8" style:family="paragraph">
      <style:paragraph-properties style:text-autospace="none"/>
      <style:text-properties style:use-window-font-color="true" loext:opacity="0%" style:font-name="Calibri" fo:font-size="11pt" style:font-size-asian="11pt" style:font-size-complex="11pt"/>
    </style:style>
    <style:style style:name="P9" style:family="paragraph">
      <style:paragraph-properties style:text-autospace="none" style:writing-mode="lr-tb"/>
      <style:text-properties style:use-window-font-color="true" loext:opacity="0%" loext:color-lum-mod="100%" loext:color-lum-off="0%" style:font-name="Calibri" fo:font-size="11pt" style:font-name-asian="Cascadia Mono" style:font-size-asian="11pt" style:font-name-complex="Cascadia Mono" style:font-size-complex="11pt"/>
    </style:style>
    <style:style style:name="P10" style:family="paragraph">
      <loext:graphic-properties draw:fill="none"/>
      <style:paragraph-properties fo:text-align="center"/>
      <style:text-properties style:use-window-font-color="true" loext:opacity="0%" loext:color-lum-mod="100%" loext:color-lum-off="0%" style:font-name="Calibri" fo:font-size="11pt"/>
    </style:style>
    <style:style style:name="T1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size-asian="9.5pt" style:font-style-asian="normal" style:font-weight-asian="normal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style:font-name-asian="Cascadia Mono" style:font-size-asian="11pt" style:font-style-asian="normal" style:font-weight-asian="normal" style:font-name-complex="Cascadia Mono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6.302cm" svg:y="1.635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9" draw:id="id9" draw:layer="layout" svg:width="3.048cm" svg:height="0.762cm" svg:x="11.982cm" svg:y="10.572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2" draw:id="id2" draw:layer="layout" svg:width="3.422cm" svg:height="0.762cm" svg:x="6.115cm" svg:y="2.905cm">
          <text:p text:style-name="P3"><text:span text:style-name="T1">Ввод x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3" draw:text-style-name="P5" draw:layer="layout" svg:width="1.27cm" svg:height="0.317cm" svg:x="9.572cm" svg:y="7.032cm">
          <draw:text-box>
            <text:p text:style-name="P1">нет</text:p>
          </draw:text-box>
        </draw:frame>
        <draw:frame draw:style-name="gr3" draw:text-style-name="P5" draw:layer="layout" svg:width="1.471cm" svg:height="0.317cm" svg:x="7.667cm" svg:y="8.303cm">
          <draw:text-box>
            <text:p text:style-name="P1">да</text:p>
          </draw:text-box>
        </draw:frame>
        <draw:custom-shape draw:style-name="gr4" draw:text-style-name="P4" xml:id="id3" draw:id="id3" draw:layer="layout" svg:width="4.216cm" svg:height="0.762cm" svg:x="5.718cm" svg:y="4.175cm">
          <text:p text:style-name="P3"><text:span text:style-name="T1">accumulator{}; </text:span><text:span text:style-name="T1">temp{}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7" xml:id="id5" draw:id="id5" draw:layer="layout" svg:width="3.493cm" svg:height="1.587cm" svg:x="6.08cm" svg:y="6.715cm">
          <text:p text:style-name="P6"><text:span text:style-name="T1">k &lt;= 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4" draw:id="id4" draw:layer="layout" svg:width="4.216cm" svg:height="0.762cm" svg:x="5.718cm" svg:y="5.445cm">
          <text:p text:style-name="P3"><text:span text:style-name="T2">k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9" xml:id="id6" draw:id="id6" draw:layer="layout" svg:width="6.032cm" svg:height="1.016cm" svg:x="4.81cm" svg:y="8.937cm">
          <text:p text:style-name="P8"><text:span text:style-name="T3">temp = pow(-1, k) * pow(x, 2 * k)</text:span></text:p>
          <text:p text:style-name="P8"><text:span text:style-name="T3">/ (factorial(2 * k)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7" draw:id="id7" draw:layer="layout" svg:width="4.216cm" svg:height="0.762cm" svg:x="5.718cm" svg:y="10.572cm">
          <text:p text:style-name="P3"><text:span text:style-name="T1">accumulator += tem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4" xml:id="id8" draw:id="id8" draw:layer="layout" svg:width="3.422cm" svg:height="1.016cm" svg:x="11.795cm" svg:y="8.937cm">
          <text:p text:style-name="P3"><text:span text:style-name="T1">Вывод</text:span></text:p>
          <text:p text:style-name="P3"><text:span text:style-name="T1">accumulato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10" draw:layer="layout" draw:type="line" svg:x1="7.826cm" svg:y1="2.397cm" svg:x2="7.826cm" svg:y2="2.905cm" draw:start-shape="id1" draw:start-glue-point="6" draw:end-shape="id2" draw:end-glue-point="5" svg:d="M7826 2397v508" svg:viewBox="0 0 1 509">
          <text:p/>
        </draw:connector>
        <draw:connector draw:style-name="gr8" draw:text-style-name="P10" draw:layer="layout" draw:type="line" svg:x1="7.826cm" svg:y1="3.667cm" svg:x2="7.826cm" svg:y2="4.175cm" draw:start-shape="id2" draw:start-glue-point="8" draw:end-shape="id3" draw:end-glue-point="4" svg:d="M7826 3667v508" svg:viewBox="0 0 1 509">
          <text:p/>
        </draw:connector>
        <draw:connector draw:style-name="gr8" draw:text-style-name="P10" draw:layer="layout" draw:type="line" svg:x1="7.826cm" svg:y1="4.937cm" svg:x2="7.826cm" svg:y2="5.445cm" draw:start-shape="id3" draw:start-glue-point="6" draw:end-shape="id4" draw:end-glue-point="4" svg:d="M7826 4937v508" svg:viewBox="0 0 1 509">
          <text:p/>
        </draw:connector>
        <draw:connector draw:style-name="gr8" draw:text-style-name="P10" xml:id="id11" draw:id="id11" draw:layer="layout" draw:type="line" svg:x1="7.826cm" svg:y1="6.207cm" svg:x2="7.827cm" svg:y2="6.715cm" draw:start-shape="id4" draw:start-glue-point="6" draw:end-shape="id5" draw:end-glue-point="4" svg:d="M7826 6207l1 508" svg:viewBox="0 0 2 509">
          <text:p/>
        </draw:connector>
        <draw:connector draw:style-name="gr8" draw:text-style-name="P10" draw:layer="layout" draw:type="line" svg:x1="7.826cm" svg:y1="9.953cm" svg:x2="7.826cm" svg:y2="10.572cm" draw:start-shape="id6" draw:start-glue-point="6" draw:end-shape="id7" draw:end-glue-point="4" svg:d="M7826 9953v619" svg:viewBox="0 0 1 620">
          <text:p/>
        </draw:connector>
        <draw:connector draw:style-name="gr8" draw:text-style-name="P10" draw:layer="layout" draw:type="line" svg:x1="13.506cm" svg:y1="9.953cm" svg:x2="13.506cm" svg:y2="10.572cm" draw:start-shape="id8" draw:start-glue-point="8" draw:end-shape="id9" draw:end-glue-point="4" svg:d="M13506 9953v619" svg:viewBox="0 0 1 620">
          <text:p/>
        </draw:connector>
        <draw:connector draw:style-name="gr9" draw:text-style-name="P10" draw:layer="layout" draw:type="line" svg:x1="7.827cm" svg:y1="8.302cm" svg:x2="7.826cm" svg:y2="8.937cm" draw:start-shape="id5" draw:start-glue-point="6" draw:end-shape="id6" draw:end-glue-point="4" svg:d="M7827 8302l-1 635" svg:viewBox="0 0 2 636">
          <text:p/>
        </draw:connector>
        <draw:connector draw:style-name="gr10" draw:text-style-name="P10" draw:layer="layout" svg:x1="9.573cm" svg:y1="7.509cm" svg:x2="13.506cm" svg:y2="8.937cm" draw:start-shape="id5" draw:start-glue-point="7" draw:end-shape="id8" draw:end-glue-point="5" svg:d="M9573 7509h3933v1428" svg:viewBox="0 0 3934 1429">
          <text:p/>
        </draw:connector>
        <draw:custom-shape draw:style-name="gr4" draw:text-style-name="P4" xml:id="id10" draw:id="id10" draw:layer="layout" svg:width="4.216cm" svg:height="0.762cm" svg:x="5.724cm" svg:y="11.973cm">
          <text:p text:style-name="P3"><text:span text:style-name="T1">k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draw:type="line" svg:x1="7.826cm" svg:y1="11.334cm" svg:x2="7.832cm" svg:y2="11.973cm" draw:start-shape="id7" draw:start-glue-point="6" draw:end-shape="id10" draw:end-glue-point="4" svg:d="M7826 11334l6 639" svg:viewBox="0 0 7 640">
          <text:p/>
        </draw:connector>
        <draw:connector draw:style-name="gr11" draw:text-style-name="P10" draw:layer="layout" draw:line-skew="0cm -1.048cm" svg:x1="7.832cm" svg:y1="12.735cm" svg:x2="7.826cm" svg:y2="6.461cm" draw:start-shape="id10" draw:start-glue-point="6" draw:end-shape="id11" draw:end-glue-point="0" svg:d="M7832 12735v502h-3657v-6776h3651" svg:viewBox="0 0 3658 67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Cascadia Mono1" svg:font-family="'Cascadia Mono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4-01-08T18:54:39.729000000</dc:date>
    <meta:editing-duration>PT10H5M4S</meta:editing-duration>
    <meta:editing-cycles>60</meta:editing-cycles>
    <meta:document-statistic meta:object-count="22"/>
  </office:meta>
</office:document-meta>
</file>